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1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2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3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1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1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9214f" style:font-size-asian="11pt" style:font-size-complex="11pt"/>
    </style:style>
    <style:style style:name="P1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1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18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349a297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2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26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7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8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30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31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32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810c6d" officeooo:paragraph-rsid="03810c6d" style:font-size-asian="11pt" style:font-size-complex="11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7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officeooo:rsid="00260b39"/>
    </style:style>
    <style:style style:name="T60" style:family="text">
      <style:text-properties officeooo:rsid="00278b3f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137f45c" style:font-weight-asian="normal" style:font-weight-complex="normal"/>
    </style:style>
    <style:style style:name="T63" style:family="text">
      <style:text-properties fo:font-weight="normal" officeooo:rsid="00278b3f" style:font-weight-asian="normal" style:font-weight-complex="normal"/>
    </style:style>
    <style:style style:name="T64" style:family="text">
      <style:text-properties fo:font-weight="normal" officeooo:rsid="02674a71" style:font-weight-asian="normal" style:font-weight-complex="normal"/>
    </style:style>
    <style:style style:name="T65" style:family="text">
      <style:text-properties fo:font-weight="normal" officeooo:rsid="02ce3488" style:font-weight-asian="normal" style:font-weight-complex="normal"/>
    </style:style>
    <style:style style:name="T66" style:family="text">
      <style:text-properties fo:font-weight="normal" officeooo:rsid="02d0d670" style:font-weight-asian="normal" style:font-weight-complex="normal"/>
    </style:style>
    <style:style style:name="T67" style:family="text">
      <style:text-properties fo:font-weight="normal" officeooo:rsid="010209be" style:font-weight-asian="normal" style:font-weight-complex="normal"/>
    </style:style>
    <style:style style:name="T68" style:family="text">
      <style:text-properties fo:font-weight="normal" officeooo:rsid="02a81501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weight="normal" officeooo:rsid="00d7bb59" style:font-weight-asian="normal" style:font-weight-complex="normal"/>
    </style:style>
    <style:style style:name="T73" style:family="text">
      <style:text-properties fo:font-weight="normal" officeooo:rsid="00d93405" style:font-weight-asian="normal" style:font-weight-complex="normal"/>
    </style:style>
    <style:style style:name="T74" style:family="text">
      <style:text-properties fo:font-weight="normal" officeooo:rsid="02b6eac2" style:font-weight-asian="normal" style:font-weight-complex="normal"/>
    </style:style>
    <style:style style:name="T75" style:family="text">
      <style:text-properties fo:font-weight="normal" officeooo:rsid="02b5314a" style:font-weight-asian="normal" style:font-weight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37fb21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03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4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5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4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6" style:family="text">
      <style:text-properties style:text-underline-style="none" fo:font-weight="normal" style:font-weight-asian="normal" style:font-weight-complex="normal"/>
    </style:style>
    <style:style style:name="T117" style:family="text">
      <style:text-properties style:text-underline-style="none" fo:font-weight="normal" officeooo:rsid="0475f12f" style:font-weight-asian="normal" style:font-weight-complex="normal"/>
    </style:style>
    <style:style style:name="T118" style:family="text">
      <style:text-properties style:text-underline-style="none" fo:font-weight="normal" officeooo:rsid="0459229f" style:font-weight-asian="normal" style:font-weight-complex="normal"/>
    </style:style>
    <style:style style:name="T119" style:family="text">
      <style:text-properties style:text-underline-style="none" fo:font-weight="normal" officeooo:rsid="036e4e02" style:font-weight-asian="normal" style:font-weight-complex="normal"/>
    </style:style>
    <style:style style:name="T120" style:family="text">
      <style:text-properties style:text-underline-style="none" fo:font-weight="normal" officeooo:rsid="036f92df" style:font-weight-asian="normal" style:font-weight-complex="normal"/>
    </style:style>
    <style:style style:name="T121" style:family="text">
      <style:text-properties style:text-underline-style="none" fo:font-weight="normal" officeooo:rsid="037d381e" style:font-weight-asian="normal" style:font-weight-complex="normal"/>
    </style:style>
    <style:style style:name="T122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6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7" style:family="text">
      <style:text-properties officeooo:rsid="003b8c87" style:font-name-complex="Arial1"/>
    </style:style>
    <style:style style:name="T128" style:family="text">
      <style:text-properties officeooo:rsid="00a98c5f" style:font-name-complex="Arial1"/>
    </style:style>
    <style:style style:name="T129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3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4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5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weight="bold" style:font-weight-asian="bold" style:font-weight-complex="bold"/>
    </style:style>
    <style:style style:name="T137" style:family="text">
      <style:text-properties style:font-name="Times New Roman" fo:font-weight="bold" officeooo:rsid="023ac0bd" style:font-weight-asian="bold" style:font-weight-complex="bold"/>
    </style:style>
    <style:style style:name="T138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39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0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1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2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3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4" style:family="text">
      <style:text-properties style:font-name="Times New Roman" fo:letter-spacing="0.002in" officeooo:rsid="023ac0bd"/>
    </style:style>
    <style:style style:name="T145" style:family="text">
      <style:text-properties style:font-name="Times New Roman" fo:letter-spacing="0.002in" officeooo:rsid="02c940cf"/>
    </style:style>
    <style:style style:name="T146" style:family="text">
      <style:text-properties style:font-name="Times New Roman" fo:letter-spacing="0.002in" officeooo:rsid="015f885d"/>
    </style:style>
    <style:style style:name="T147" style:family="text">
      <style:text-properties style:font-name="Times New Roman" fo:letter-spacing="0.002in" officeooo:rsid="0307f9f1"/>
    </style:style>
    <style:style style:name="T148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49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0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1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0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1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2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3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2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3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74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75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76" style:family="text">
      <style:text-properties style:font-name="Times New Roman" fo:font-size="11pt" officeooo:rsid="023e00b9" style:font-size-asian="11pt" style:font-size-complex="11pt"/>
    </style:style>
    <style:style style:name="T177" style:family="text">
      <style:text-properties officeooo:rsid="00d92337"/>
    </style:style>
    <style:style style:name="T178" style:family="text">
      <style:text-properties officeooo:rsid="0137f45c"/>
    </style:style>
    <style:style style:name="T179" style:family="text">
      <style:text-properties officeooo:rsid="01f65f19"/>
    </style:style>
    <style:style style:name="T180" style:family="text">
      <style:text-properties officeooo:rsid="02ccee6b"/>
    </style:style>
    <style:style style:name="T181" style:family="text">
      <style:text-properties officeooo:rsid="02ce3488"/>
    </style:style>
    <style:style style:name="T182" style:family="text">
      <style:text-properties officeooo:rsid="03271583"/>
    </style:style>
    <style:style style:name="T183" style:family="text">
      <style:text-properties officeooo:rsid="033189bf"/>
    </style:style>
    <style:style style:name="T184" style:family="text">
      <style:text-properties fo:font-size="12pt" style:font-size-asian="12pt" style:font-size-complex="12pt"/>
    </style:style>
    <style:style style:name="T185" style:family="text">
      <style:text-properties officeooo:rsid="0349a297"/>
    </style:style>
    <style:style style:name="T186" style:family="text">
      <style:text-properties officeooo:rsid="034b463a"/>
    </style:style>
    <style:style style:name="T187" style:family="text">
      <style:text-properties officeooo:rsid="035170a6"/>
    </style:style>
    <style:style style:name="T188" style:family="text">
      <style:text-properties fo:font-style="italic" style:text-underline-style="none" officeooo:rsid="00391b97" style:font-style-asian="italic" style:font-style-complex="italic"/>
    </style:style>
    <style:style style:name="T189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0" style:family="text">
      <style:text-properties officeooo:rsid="037b3473"/>
    </style:style>
    <style:style style:name="T191" style:family="text">
      <style:text-properties officeooo:rsid="0480652a"/>
    </style:style>
    <style:style style:name="T192" style:family="text">
      <style:text-properties officeooo:rsid="0413b955"/>
    </style:style>
    <style:style style:name="T193" style:family="text">
      <style:text-properties officeooo:rsid="023e00b9"/>
    </style:style>
    <style:style style:name="T194" style:family="text">
      <style:text-properties officeooo:rsid="0110b95f"/>
    </style:style>
    <style:style style:name="T195" style:family="text">
      <style:text-properties officeooo:rsid="0b7b413a"/>
    </style:style>
    <style:style style:name="T196" style:family="text">
      <style:text-properties officeooo:rsid="0b573f7c"/>
    </style:style>
    <style:style style:name="T197" style:family="text">
      <style:text-properties officeooo:rsid="00d7bb59"/>
    </style:style>
    <style:style style:name="T198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4">Curriculum vitae<text:tab/><text:tab/><text:tab/><text:tab/><text:tab/><text:tab/><text:tab/></text:span><text:tab/><text:tab/></text:p>
      <text:p text:style-name="P11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2"><text:span text:style-name="T146">ORCID: 0000-0001-5537-637X </text:span><text:span text:style-name="T147">| </text:span><text:span text:style-name="T144">R</text:span><text:span text:style-name="T145">esearch website: http://www.iki.fi/Leo.Lahti</text:span></text:p>
      <text:p text:style-name="P6"><text:span text:style-name="T137">E</text:span><text:span text:style-name="T136">ducation</text:span></text:p>
      <text:p text:style-name="P3"><text:span text:style-name="T62">9/</text:span><text:span text:style-name="T61">20</text:span><text:span text:style-name="T63">15 </text:span><text:span text:style-name="T66">Title of </text:span><text:span text:style-name="T64">Docent </text:span><text:span text:style-name="T65">(Applied Mathematics)</text:span>, University of <text:span text:style-name="T60">Turku, Finland.</text:span></text:p>
      <text:p text:style-name="P4"><text:span text:style-name="T178">12/2010 </text:span>Doctor of Science <text:span text:style-name="T179">in </text:span>Technology <text:span text:style-name="T181">(Bioinformatics)</text:span>, <text:span text:style-name="T59">Aalto University</text:span>, <text:span text:style-name="T180">Finland</text:span><text:span text:style-name="T127">. </text:span></text:p>
      <text:p text:style-name="P4"><text:span text:style-name="T178">12/2003 </text:span>Master of Science <text:span text:style-name="T179">in </text:span>Technology <text:span text:style-name="T181">(Engineering Mathematics)</text:span>, <text:span text:style-name="T59">Helsinki Univ. Technology</text:span>, <text:span text:style-name="T180">Finland</text:span><text:span text:style-name="T128">. </text:span></text:p>
      <text:p text:style-name="P7"><text:span text:style-name="T177">7/2008 Bachelor </text:span>of Science <text:span text:style-name="T179">in Political Sciences (Practical Philosophy)</text:span>, <text:span text:style-name="T59">University of Helsinki</text:span>, <text:span text:style-name="T180">Finland.</text:span></text:p>
      <text:p text:style-name="P2">Current <text:span text:style-name="T182">positions</text:span></text:p>
      <text:p text:style-name="P23"><text:span text:style-name="T185">8/2019</text:span>- <text:s/><text:span text:style-name="T185">Associate Professor. </text:span><text:span text:style-name="T61">University of Turku. </text:span><text:span text:style-name="T71">Department of Future Technologies</text:span></text:p>
      <text:p text:style-name="P23"><text:span text:style-name="T121">8/2019- Director, Turku Center for Computational Humanities</text:span><text:span text:style-name="T116"> </text:span></text:p>
      <text:p text:style-name="P9">6/2019- Turku City Data Oy Board member and scientific advisor (from founding date). <text:s/></text:p>
      <text:p text:style-name="P8"><text:span text:style-name="T171">4/2017- </text:span><text:span text:style-name="T172">S</text:span><text:span text:style-name="T173">cientific advisor, </text:span><text:span text:style-name="T174">Machine Learning &amp; AI. </text:span><text:span text:style-name="T173">Blueprint Genetics </text:span><text:span text:style-name="T175">Co. </text:span><text:span text:style-name="T172">Finland.</text:span><text:span text:style-name="T174"> </text:span></text:p>
      <text:p text:style-name="P19"><text:span text:style-name="T61"/></text:p>
      <text:p text:style-name="P24"><text:span text:style-name="T190">Previous positions and international experience</text:span></text:p>
      <text:p text:style-name="P20">9/2016-<text:span text:style-name="T186">7</text:span>/20<text:span text:style-name="T186">19</text:span> <text:span text:style-name="T183">Group leader </text:span><text:span text:style-name="T70">&amp; </text:span><text:span text:style-name="T61">Academy Research Fellow. University of Turku. Mathematics and Statistics. </text:span></text:p>
      <text:p text:style-name="P21"><text:span text:style-name="T193">12/2015-8/2018<text:tab/> </text:span>Visiting scholar. VIB/KU Leuven, Belgium. <text:s/></text:p>
      <text:p text:style-name="P22"><text:span text:style-name="T22">9/</text:span><text:span text:style-name="T23">2012-</text:span><text:span text:style-name="T22">8/</text:span><text:span text:style-name="T23">2015<text:tab/>Academy of Finland </text:span><text:span text:style-name="T26">Postdoc</text:span><text:span text:style-name="T23">.</text:span><text:span text:style-name="T25"> </text:span><text:span text:style-name="T77">Wageningen </text:span><text:span text:style-name="T86">University </text:span><text:span text:style-name="T78">(</text:span><text:span text:style-name="T87">The </text:span><text:span text:style-name="T78">Netherlands)</text:span><text:span text:style-name="T79">. </text:span></text:p>
      <text:p text:style-name="P22"><text:span text:style-name="T105">3/</text:span><text:span text:style-name="T106">2011</text:span><text:span text:style-name="T105">-12/</text:span><text:span text:style-name="T107">2011 </text:span><text:span text:style-name="T109">Postdoc,</text:span><text:span text:style-name="T107"> </text:span><text:span text:style-name="T110">Uni. </text:span><text:span text:style-name="T107">Helsinki/FiDiPro </text:span><text:span text:style-name="T111">&amp;</text:span><text:span text:style-name="T107"> Microbial Food Safety C</text:span><text:span text:style-name="T112">enter of Excellence</text:span><text:span text:style-name="T107">.</text:span></text:p>
      <text:p text:style-name="P27"><text:span text:style-name="T80">1</text:span><text:span text:style-name="T79">1/2010-1/2011<text:tab/></text:span><text:span text:style-name="T28">Visiting </text:span><text:span text:style-name="T23">scholar.</text:span><text:span text:style-name="T29"> </text:span><text:span text:style-name="T79">European Bioinformatics Institute EBI, UK. </text:span></text:p>
      <text:p text:style-name="P22"><text:span text:style-name="T88">1/</text:span><text:span text:style-name="T89">2</text:span><text:span text:style-name="T90">006-</text:span><text:span text:style-name="T88">2/</text:span><text:span text:style-name="T90">2011<text:tab/></text:span><text:span text:style-name="T92">Doctoral candidate</text:span><text:span text:style-name="T90">. Information and Computer science, Aalto Uni., Finland. <text:s text:c="2"/><text:tab/></text:span><text:span text:style-name="T93">&amp; </text:span><text:span text:style-name="T90">Adaptive Informatics C</text:span><text:span text:style-name="T94">enter of Excellence, </text:span><text:span text:style-name="T90">Helsinki Institute for Information Technology </text:span><text:span text:style-name="T95">HIIT.</text:span><text:span text:style-name="T90"> </text:span></text:p>
      <text:p text:style-name="P22"><text:span text:style-name="T96">9-12/</text:span><text:span text:style-name="T97">2</text:span><text:span text:style-name="T98">005 </text:span><text:span text:style-name="T194">R</text:span>esearcher. <text:span text:style-name="T61">University of Helsinki, </text:span>Finland. <text:span text:style-name="T195">Dpt. </text:span>Computer Science </text:p>
      <text:p text:style-name="P22"><text:span text:style-name="T196">9/2004-8/2005<text:tab/>Researcher</text:span><text:span text:style-name="T72">. Turku Center for Biotechnology, </text:span><text:span text:style-name="T197">Finland (Civil service)</text:span></text:p>
      <text:p text:style-name="P22"><text:span text:style-name="T197">1/2003-6/2004<text:tab/>Research assistant</text:span><text:span text:style-name="T73">. </text:span><text:span text:style-name="T74">Helsinki / </text:span><text:span text:style-name="T75">TKK; </text:span><text:span text:style-name="T198">Neural Networks Center of Excellence. </text:span></text:p>
      <text:p text:style-name="P33"><text:span text:style-name="T79">7/2002 Summer trainee. </text:span><text:span text:style-name="T83">Croatian </text:span><text:span text:style-name="T84">Meteorological Institute, Zagreb, Croatia. </text:span><text:span text:style-name="T79"><text:s/></text:span><text:span text:style-name="T84"><text:s/></text:span><text:span text:style-name="T79"><text:s/></text:span></text:p>
      <text:p text:style-name="P27"><text:span text:style-name="T79">6/2001-8/2001</text:span><text:span text:style-name="T81"> </text:span><text:span text:style-name="T79">Research trainee. CERN, Geneva, Switzerland. </text:span></text:p>
      <text:p text:style-name="P33"><text:span text:style-name="T84">9</text:span><text:span text:style-name="T79">-10/2000 Volunteer</text:span><text:span text:style-name="T81">ing teacher. </text:span><text:span text:style-name="T79">Dakshinayan, Bihar, India. </text:span></text:p>
      <text:p text:style-name="P26"><text:span text:style-name="T2">Fellowships and awards in the last 5 years </text:span><text:span text:style-name="T188">Major </text:span><text:span text:style-name="T189">awards:</text:span><text:span text:style-name="T113">Academy of Finland </text:span><text:span text:style-name="T114">Research F</text:span><text:span text:style-name="T113">ellow</text:span><text:span text:style-name="T99"> (</text:span><text:span text:style-name="T103">1.14M</text:span><text:span text:style-name="T102">e; </text:span><text:span text:style-name="T101">9/</text:span><text:span text:style-name="T102">201</text:span><text:span text:style-name="T100">6</text:span><text:span text:style-name="T102">-</text:span><text:span text:style-name="T101">8/</text:span><text:span text:style-name="T102">20</text:span><text:span text:style-name="T100">21</text:span><text:span text:style-name="T99">); </text:span><text:span text:style-name="T115">SPARC grant</text:span><text:span text:style-name="T104">, government of India (2019-2021; 60 000e); </text:span><text:span text:style-name="T129">201</text:span><text:span text:style-name="T130">7</text:span><text:span text:style-name="T129"> Open </text:span><text:span text:style-name="T131">S</text:span><text:span text:style-name="T129">cience award </text:span><text:span text:style-name="T132">by</text:span><text:span text:style-name="T129"> Ministry of Education and Culture</text:span><text:span text:style-name="T122"> </text:span><text:span text:style-name="T126">f</text:span><text:span text:style-name="T122">or </text:span><text:span text:style-name="T123">Open Knowledge Finland Open Science work group, </text:span><text:span text:style-name="T125">where</text:span><text:span text:style-name="T123"> I am founding member, first coordinator, and </text:span><text:span text:style-name="T124">active </text:span><text:span text:style-name="T125">contributor</text:span><text:span text:style-name="T123">.</text:span></text:p>
      <text:p text:style-name="P10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2610774932" text:style-name="RTF_5f_Num_20_3">
        <text:list-item>
          <text:p text:style-name="P13">Community service</text:p>
        </text:list-item>
        <text:list-item>
          <text:p text:style-name="P14"><text:span text:style-name="T148">2</text:span><text:span text:style-name="T154">022 European Conference on Computational Biology (ECCB)</text:span><text:span text:style-name="T150">.</text:span><text:span text:style-name="T149"> </text:span><text:span text:style-name="T155">O</text:span><text:span text:style-name="T156">rganiz</text:span><text:span text:style-name="T155">ing committee</text:span><text:span text:style-name="T157">.</text:span></text:p>
        </text:list-item>
        <text:list-item>
          <text:h text:style-name="P30" text:outline-level="2"><text:span text:style-name="T117">2019 </text:span><text:span text:style-name="T119">2 x </text:span><text:span text:style-name="T118">PhD thes</text:span><text:span text:style-name="T120">i</text:span><text:span text:style-name="T118">s opponent </text:span><text:span text:style-name="T117">(</text:span><text:span text:style-name="T118">Karolinska, Sweden </text:span><text:span text:style-name="T117">&amp; Wageningen, The Netherlands)</text:span></text:h>
        </text:list-item>
        <text:list-item>
          <text:p text:style-name="P15"><text:span text:style-name="T148">2</text:span><text:span text:style-name="T158">019- </text:span>DARIAH-EU Bibliographic Data work group member. </text:p>
        </text:list-item>
        <text:list-item>
          <text:p text:style-name="P16"><text:span text:style-name="T148">2018- </text:span><text:span text:style-name="T149">Editor</text:span><text:span text:style-name="T150">ial board.</text:span><text:span text:style-name="T149"> </text:span><text:span text:style-name="T151">Frontiers in Microbiology </text:span><text:span text:style-name="T152">(2019-) </text:span><text:span text:style-name="T151">&amp; </text:span><text:span text:style-name="T149">Versus </text:span><text:span text:style-name="T153">Journal </text:span><text:span text:style-name="T152">(2018-)</text:span><text:span text:style-name="T37">. </text:span></text:p>
        </text:list-item>
        <text:list-item>
          <text:p text:style-name="P17"><text:span text:style-name="T138">12/</text:span><text:span text:style-name="T139">2016 </text:span><text:span text:style-name="T138">(</text:span><text:span text:style-name="T133">Int’</text:span><text:span text:style-name="T134">l</text:span><text:span text:style-name="T135">) </text:span><text:span text:style-name="T138">Conference </text:span><text:span text:style-name="T139">Philosophy and History of Open Science. </text:span><text:span text:style-name="T143">O</text:span><text:span text:style-name="T140">rganiz</text:span><text:span text:style-name="T143">ing committee</text:span><text:span text:style-name="T139">.</text:span></text:p>
        </text:list-item>
        <text:list-item>
          <text:p text:style-name="P17"><text:span text:style-name="T138">3/</text:span><text:span text:style-name="T139">2</text:span><text:span text:style-name="T138">018 </text:span><text:span text:style-name="T31">D</text:span><text:span text:style-name="T32">igital Humanities in the Nordics</text:span><text:span text:style-name="T33">. </text:span><text:span text:style-name="T142">P</text:span><text:span text:style-name="T141">rogram </text:span><text:span text:style-name="T139">committee</text:span><text:span text:style-name="T32"> </text:span><text:span text:style-name="T34">(Open Science chair).</text:span></text:p>
        </text:list-item>
        <text:list-item>
          <text:p text:style-name="P17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17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16"><text:span text:style-name="T159">201</text:span><text:span text:style-name="T160">3</text:span><text:span text:style-name="T161">-1</text:span><text:span text:style-name="T160">5 </text:span><text:span text:style-name="T162">Found</text:span><text:span text:style-name="T163">er</text:span><text:span text:style-name="T162"> </text:span><text:span text:style-name="T164">&amp;</text:span><text:span text:style-name="T162"> </text:span><text:span text:style-name="T160">coordinator. </text:span><text:span text:style-name="T162">Open Knowledge Finland </text:span><text:span text:style-name="T165">ry. </text:span><text:span text:style-name="T162">Open Science Work Group. </text:span><text:span text:style-name="T166">Finland.</text:span></text:p>
        </text:list-item>
        <text:list-item>
          <text:p text:style-name="P16"><text:span text:style-name="T167">2009-10 Board member, </text:span><text:span text:style-name="T166">PR &amp; </text:span><text:span text:style-name="T168">v</text:span><text:span text:style-name="T167">ice pres</text:span><text:span text:style-name="T169">ident</text:span><text:span text:style-name="T167">. </text:span><text:span text:style-name="T170">Society for Bioinformatics</text:span><text:span text:style-name="T167">. </text:span><text:span text:style-name="T166">Finland.</text:span></text:p>
          <text:list>
            <text:list-item>
              <text:list>
                <text:list-item>
                  <text:p text:style-name="P18"><text:s/></text:p>
                </text:list-item>
              </text:list>
            </text:list-item>
          </text:list>
        </text:list-item>
      </text:list>
      <text:p text:style-name="P5"><text:span text:style-name="T42">Bibliographic information </text:span><text:span text:style-name="T45">6</text:span><text:span text:style-name="T47">3</text:span><text:span text:style-name="T43"> peer-reviewed publications; h-index </text:span><text:span text:style-name="T45">20</text:span><text:span text:style-name="T43">; </text:span><text:span text:style-name="T45">20</text:span><text:span text:style-name="T43">00+ citations; </text:span><text:span text:style-name="T44">150+ co-authors; </text:span><text:span text:style-name="T46">10</text:span><text:span text:style-name="T58">0+ </text:span><text:span text:style-name="T54">academic </text:span><text:span text:style-name="T57">presentations </text:span><text:span text:style-name="T56">and </text:span><text:span text:style-name="T49">workshops </text:span><text:span text:style-name="T54">in </text:span><text:span text:style-name="T55">15+ countries</text:span><text:span text:style-name="T48">. </text:span><text:span text:style-name="T50">Developer of 10+ mature open research software projects </text:span><text:span text:style-name="T52">(bioinformatics, machine learning, open data) </text:span><text:span text:style-name="T51">with ~</text:span><text:span text:style-name="T53">100k </text:span><text:span text:style-name="T52">annual </text:span><text:span text:style-name="T51">downloads</text:span><text:span text:style-name="T5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7.1$Linux_X86_64 LibreOffice_project/20$Build-1</meta:generator>
    <dc:date>2019-11-01T11:45:27.363802357</dc:date>
    <meta:editing-duration>PT18H53M50S</meta:editing-duration>
    <meta:editing-cycles>636</meta:editing-cycles>
    <meta:document-statistic meta:table-count="0" meta:image-count="0" meta:object-count="0" meta:page-count="1" meta:paragraph-count="41" meta:word-count="461" meta:character-count="3671" meta:non-whitespace-character-count="3213"/>
  </office:meta>
</office:document-meta>
</file>